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70000442B0000206D289F27FED1BB7811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Serif1" svg:font-family="FreeSerif" style:font-adornments="Bold" style:font-family-generic="roman" style:font-pitch="variable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Fe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.598cm" style:type="right"/>
        </style:tab-stops>
      </style:paragraph-properties>
      <style:text-properties officeooo:rsid="00141d4e" officeooo:paragraph-rsid="00141d4e"/>
    </style:style>
    <style:style style:name="P2" style:family="paragraph" style:parent-style-name="Header">
      <style:paragraph-properties>
        <style:tab-stops>
          <style:tab-stop style:position="13.598cm" style:type="right"/>
        </style:tab-stops>
      </style:paragraph-properties>
    </style:style>
    <style:style style:name="P3" style:family="paragraph" style:parent-style-name="Header">
      <style:paragraph-properties fo:padding="0cm" fo:border-left="none" fo:border-right="none" fo:border-top="none" fo:border-bottom="0.06pt solid #000000" style:shadow="none">
        <style:tab-stops>
          <style:tab-stop style:position="13.626cm" style:type="right"/>
        </style:tab-stops>
      </style:paragraph-properties>
    </style:style>
    <style:style style:name="P4" style:family="paragraph" style:parent-style-name="Header">
      <style:paragraph-properties fo:padding="0cm" fo:border-left="none" fo:border-right="none" fo:border-top="none" fo:border-bottom="0.06pt solid #000000" style:shadow="none">
        <style:tab-stops>
          <style:tab-stop style:position="13.573cm" style:type="right"/>
        </style:tab-stops>
      </style:paragraph-properties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text-properties fo:color="#000000" fo:font-size="6pt" officeooo:paragraph-rsid="0006b7b4" style:font-size-asian="6pt" style:font-size-complex="6pt"/>
    </style:style>
    <style:style style:name="P7" style:family="paragraph" style:parent-style-name="Standard">
      <style:text-properties fo:color="#000000" officeooo:paragraph-rsid="0006b7b4"/>
    </style:style>
    <style:style style:name="P8" style:family="paragraph" style:parent-style-name="Standard">
      <style:paragraph-properties fo:text-align="start" style:justify-single-word="false"/>
      <style:text-properties fo:color="#000000" style:font-name="FreeSans1" fo:font-size="19pt" fo:font-style="italic" fo:font-weight="normal" officeooo:rsid="001721de" officeooo:paragraph-rsid="0006b7b4" style:font-size-asian="19pt" style:font-style-asian="italic" style:font-weight-asian="normal" style:font-size-complex="19pt" style:font-style-complex="italic" style:font-weight-complex="normal"/>
    </style:style>
    <style:style style:name="P9" style:family="paragraph" style:parent-style-name="Standard">
      <style:text-properties fo:color="#000000" style:font-name="FreeSans1" fo:font-weight="bold" officeooo:rsid="001721de" officeooo:paragraph-rsid="0006b7b4" style:font-weight-asian="bold" style:font-weight-complex="bold"/>
    </style:style>
    <style:style style:name="P10" style:family="paragraph" style:parent-style-name="Standard">
      <style:text-properties fo:color="#000000" style:font-name="FreeSans1" fo:font-weight="bold" officeooo:rsid="00141d4e" officeooo:paragraph-rsid="00141d4e" style:font-weight-asian="bold" style:font-weight-complex="bold"/>
    </style:style>
    <style:style style:name="P11" style:family="paragraph" style:parent-style-name="Standard">
      <style:text-properties fo:color="#000000" style:font-name="FreeSans1" fo:font-weight="normal" officeooo:rsid="001721de" officeooo:paragraph-rsid="0006b7b4" style:font-weight-asian="normal" style:font-weight-complex="normal"/>
    </style:style>
    <style:style style:name="P12" style:family="paragraph" style:parent-style-name="Standard">
      <style:text-properties fo:color="#000000" style:font-name="FreeSans1" fo:font-style="italic" fo:font-weight="normal" officeooo:rsid="00113b9e" officeooo:paragraph-rsid="00113b9e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color="#000000" style:font-name="FreeSans1" fo:font-size="24pt" fo:font-weight="bold" officeooo:rsid="00141d4e" officeooo:paragraph-rsid="00141d4e" style:font-size-asian="24pt" style:font-weight-asian="bold" style:font-size-complex="24pt" style:font-weight-complex="bold"/>
    </style:style>
    <style:style style:name="P14" style:family="paragraph" style:parent-style-name="Standard">
      <style:text-properties style:font-name="FreeSans1" officeooo:paragraph-rsid="00141d4e"/>
    </style:style>
    <style:style style:name="P15" style:family="paragraph" style:parent-style-name="Text_20_body">
      <style:paragraph-properties fo:text-align="start" style:justify-single-word="false"/>
      <style:text-properties officeooo:rsid="0012f6eb" officeooo:paragraph-rsid="0012f6eb"/>
    </style:style>
    <style:style style:name="P16" style:family="paragraph" style:parent-style-name="Text_20_body">
      <style:paragraph-properties fo:text-align="start" style:justify-single-word="false"/>
      <style:text-properties fo:color="#000000" style:font-name="FreeSans1" fo:font-weight="bold" officeooo:rsid="0006b7b4" officeooo:paragraph-rsid="00141d4e" style:font-weight-asian="bold" style:font-weight-complex="bold"/>
    </style:style>
    <style:style style:name="P17" style:family="paragraph" style:parent-style-name="Standard" style:master-page-name="First_20_Page">
      <style:paragraph-properties style:page-number="auto"/>
      <style:text-properties fo:color="#000000" fo:font-size="6pt" officeooo:paragraph-rsid="0006b7b4" style:font-size-asian="6pt" style:font-size-complex="6pt"/>
    </style:style>
    <style:style style:name="P18" style:family="paragraph" style:parent-style-name="Text_20_body" style:list-style-name="">
      <style:text-properties style:font-name="FreeSans1" officeooo:paragraph-rsid="0006b7b4"/>
    </style:style>
    <style:style style:name="P19" style:family="paragraph" style:parent-style-name="Text_20_body" style:list-style-name="">
      <style:paragraph-properties fo:text-align="start" style:justify-single-word="false"/>
      <style:text-properties officeooo:rsid="00141d4e" officeooo:paragraph-rsid="00141d4e"/>
    </style:style>
    <style:style style:name="P20" style:family="paragraph" style:parent-style-name="Text_20_body">
      <style:paragraph-properties fo:text-align="start" style:justify-single-word="false"/>
      <style:text-properties style:use-window-font-color="true" officeooo:rsid="00170f1c" officeooo:paragraph-rsid="00170f1c"/>
    </style:style>
    <style:style style:name="P21" style:family="paragraph" style:parent-style-name="Text_20_body">
      <style:paragraph-properties fo:text-align="start" style:justify-single-word="false"/>
      <style:text-properties style:use-window-font-color="true" officeooo:rsid="001a59e8" officeooo:paragraph-rsid="001a59e8"/>
    </style:style>
    <style:style style:name="P22" style:family="paragraph" style:parent-style-name="Text_20_body">
      <style:text-properties fo:font-weight="bold" officeooo:rsid="00175136" officeooo:paragraph-rsid="00175136" style:font-weight-asian="bold" style:font-weight-complex="bold"/>
    </style:style>
    <style:style style:name="P23" style:family="paragraph" style:parent-style-name="Contents_20_10">
      <style:paragraph-properties>
        <style:tab-stops>
          <style:tab-stop style:position="13.6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1cm"/>
          <style:tab-stop style:position="13.6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.499cm"/>
          <style:tab-stop style:position="13.6cm" style:type="right" style:leader-style="dotted" style:leader-text="."/>
        </style:tab-stops>
      </style:paragraph-properties>
    </style:style>
    <style:style style:name="P27" style:family="paragraph" style:parent-style-name="Heading_20_1_20_no_20_number">
      <style:text-properties officeooo:paragraph-rsid="0006b7b4"/>
    </style:style>
    <style:style style:name="P28" style:family="paragraph" style:parent-style-name="Referenses" style:list-style-name="L1"/>
    <style:style style:name="P29" style:family="paragraph" style:parent-style-name="Heading_20_2">
      <style:text-properties officeooo:rsid="00175136" officeooo:paragraph-rsid="00175136"/>
    </style:style>
    <style:style style:name="P30" style:family="paragraph" style:parent-style-name="Heading_20_1">
      <style:text-properties officeooo:paragraph-rsid="0012f6eb"/>
    </style:style>
    <style:style style:name="T1" style:family="text">
      <style:text-properties officeooo:rsid="00141d4e"/>
    </style:style>
    <style:style style:name="T2" style:family="text">
      <style:text-properties officeooo:rsid="0012f6eb"/>
    </style:style>
    <style:style style:name="T3" style:family="text">
      <style:text-properties fo:font-size="11pt" style:font-size-asian="11pt" style:font-name-complex="Arial" style:font-size-complex="11pt"/>
    </style:style>
    <style:style style:name="T4" style:family="text">
      <style:text-properties officeooo:rsid="00170f1c"/>
    </style:style>
    <style:style style:name="T5" style:family="text">
      <style:text-properties officeooo:rsid="001a59e8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</text:sequence-decls>
      <draw:frame draw:style-name="fr1" draw:name="graphics1" text:anchor-type="page" text:anchor-page-number="1" svg:x="5.172cm" svg:y="23.19cm" svg:width="10.659cm" svg:height="5.091cm" draw:z-index="0">
        <draw:image xlink:href="Pictures/200000070000442B0000206D289F27FED1BB7811.svm" xlink:type="simple" xlink:show="embed" xlink:actuate="onLoad"/>
      </draw:frame>
      <text:p text:style-name="P17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Laborationsrapport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10">Laboration / namn på laborationsmoment</text:p>
      <text:p text:style-name="P12"><text:span text:style-name="T1">Kurskod, </text:span>Kursnamn</text:p>
      <text:p text:style-name="P11"/>
      <text:p text:style-name="P11"/>
      <text:p text:style-name="P11"/>
      <text:p text:style-name="P16"><text:span text:style-name="T3">Författare: Förnamn Efternamn, </text:span><text:a xlink:type="simple" xlink:href="mailto:xxxxx0000@student.miun.se" text:style-name="Internet_20_link" text:visited-style-name="Visited_20_Internet_20_Link"><text:span text:style-name="T3">xxxxx0000@student.miun.se</text:span></text:a><text:span text:style-name="T3"><text:line-break/>Termin, år: XX, 20XX</text:span></text:p>
      <text:p text:style-name="P14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27" text:outline-level="1">Sammanfattning</text:h>
      <text:h text:style-name="P19" text:outline-level="1">Beskriv kortfattat vad uppgiften går ut på.</text:h>
      <text:table-of-content text:style-name="Sect1" text:protected="true" text:name="Table of Contents1">
        <text:table-of-content-source text:outline-level="10" text:use-outline-level="false" text:use-index-source-styles="true">
          <text:index-title-template text:style-name="Contents_20_Heading">Innehållsförteckning</text:index-title-template>
          <text:table-of-content-entry-template text:outline-level="1" text:style-name="Contents_20_1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2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3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Heading_20_2_20_no_20_number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10">
            <text:index-source-style text:style-name="Heading_20_1_20_no_20_number"/>
          </text:index-source-styles>
        </text:table-of-content-source>
        <text:index-body>
          <text:index-title text:style-name="Sect1" text:name="Table of Contents1_Head">
            <text:p text:style-name="P24">Innehållsförteckning</text:p>
          </text:index-title>
          <text:p text:style-name="P23">Sammanfattning<text:tab/>2</text:p>
          <text:p text:style-name="P25">1 <text:tab/>Frågor<text:tab/>4</text:p>
          <text:p text:style-name="P26">1.1 <text:tab/>Fråga 1<text:tab/>4</text:p>
          <text:p text:style-name="P26">1.2 <text:tab/>Fråga 2<text:tab/>4</text:p>
          <text:p text:style-name="P25">2 <text:tab/>Slutsatser<text:tab/>5</text:p>
          <text:p text:style-name="P25">3 <text:tab/>Källförteckning<text:tab/>6</text:p>
        </text:index-body>
      </text:table-of-content>
      <text:h text:style-name="P30" text:outline-level="1"><text:span text:style-name="T4">Frågor</text:span> </text:h>
      <text:p text:style-name="P20">Besvara frågorna, och glöm inte källförteckning.</text:p>
      <text:p text:style-name="P21">Nedanstående beskrivning raderas innan inlämning.</text:p>
      <text:p text:style-name="P20">Ofta vid denna typ av uppgifter är det lämpligt att även inkludera själva frågorna, inte enbart svaren. På så vis blir rapporten läsbar även fristående från labbeskrivningen.<text:line-break/><text:span text:style-name="T5">Försök hålla överskrifterna så korta som möjligt, för att innehållsförteckningen ska se ok ut.<text:line-break/>”Fråga 1”, ”Fråga 2” etcetera räcker i många fall. Men om det finns möjlighet att förtydliga, så gör detta - ”Fråga 1 – HTML”, ”Fråga 2 – Media queries” och liknande. Håll det så kort som möjligt.</text:span></text:p>
      <text:p text:style-name="P20">Ett exempel hur frågor och svar kan ställas upp:</text:p>
      <text:h text:style-name="P29" text:outline-level="2">Fråga 1</text:h>
      <text:p text:style-name="P22">Beskriv vad X betyder.</text:p>
      <text:p text:style-name="P20">Begreppet X betyder Y[1]…</text:p>
      <text:h text:style-name="P29" text:outline-level="2">Fråga 2</text:h>
      <text:p text:style-name="P22">Vad är skillnaden mellan X och Y?</text:p>
      <text:p text:style-name="P20">Skillnande ligger i… </text:p>
      <text:h text:style-name="Heading_20_1" text:outline-level="1">Slutsatser</text:h>
      <text:p text:style-name="P15">Vilka slutsatser har du dragit av uppgiften?</text:p>
      <text:h text:style-name="Heading_20_1" text:outline-level="1">Källförteckning</text:h>
      <text:p text:style-name="Text_20_body">Här följer exempel på hur en källförteckning kan utformas enligt Vancouver-systemet. Den är automatiserad enligt metoden numrerad lista och korsreferenser. <text:span text:style-name="T2">Radera denna text, samt ersätt källorna med dina egna.</text:span></text:p>
      <text:list xml:id="list3575478236" text:style-name="L1">
        <text:list-item>
          <text:p text:style-name="P28"><text:bookmark-start text:name="__RefNumPara__599_1477455428"/>Monash University, ”Citing, Vancouver Style” <text:a xlink:type="simple" xlink:href="http://www.lib.monash.edu.au/tutorials/citing/vancouver.html" text:style-name="Internet_20_link" text:visited-style-name="Visited_20_Internet_20_Link">http://www.lib.monash.edu.au/tutorials/citing/vancouver.html</text:a> Publicerad 2006-04-13. Hämtad 2012-01-25 (Exempel på referens till webbsida)<text:bookmark-end text:name="__RefNumPara__599_1477455428"/></text:p>
        </text:list-item>
        <text:list-item>
          <text:p text:style-name="P28"><text:bookmark-start text:name="__RefNumPara__1878_1373209633"/>Svenska Datatermgruppen, ”Information om datatermer”,<text:line-break/>http://www.nada.kth.se/dataterm/ <text:line-break/>Publicerad 1998-08-20. Hämtad 2005-04-11. (Exempel på referens till webbsida)<text:bookmark-end text:name="__RefNumPara__1878_1373209633"/></text:p>
          <text:p text:style-name="P28"/>
        </text:list-item>
      </text:list>
      <text:p text:style-name="Referenses"><text:bookmark-start text:name="__RefNumPara__1905_1373209633"/><text:bookmark-end text:name="__RefNumPara__1905_1373209633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reeSerif1" svg:font-family="FreeSerif" style:font-adornments="Bold" style:font-family-generic="roman" style:font-pitch="variable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Fe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keep-together="always" fo:orphans="0" fo:widows="0" fo:hyphenation-ladder-count="no-limit" style:page-number="auto" fo:background-color="transparent" style:shadow="none">
        <style:tab-stops/>
      </style:paragraph-properties>
      <style:text-properties style:font-name="FreeSerif" fo:font-family="FreeSerif" style:font-style-name="Regular" style:font-family-generic="roman" style:font-pitch="variable" fo:language="sv" fo:country="S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42cm" loext:contextual-spacing="false" fo:keep-together="auto" fo:orphans="2" fo:widows="2" fo:hyphenation-ladder-count="no-limit" style:page-number="auto">
        <style:tab-stops/>
      </style:paragraph-properties>
      <style:text-properties style:font-name="FreeSerif" fo:font-family="FreeSerif" style:font-style-name="Regular" style:font-family-generic="roman" style:font-pitch="variable" fo:hyphenate="true" fo:hyphenation-remain-char-count="2" fo:hyphenation-push-char-count="2"/>
    </style:style>
    <style:style style:name="Title" style:family="paragraph" style:parent-style-name="Standard" style:next-style-name="Subtitle" style:class="chapter" style:master-page-name="">
      <style:paragraph-properties fo:margin-top="0.423cm" fo:margin-bottom="0.212cm" loext:contextual-spacing="false" fo:text-align="center" style:justify-single-word="false" style:page-number="auto" fo:keep-with-next="always"/>
      <style:text-properties style:font-name="FreeSans" fo:font-family="FreeSans" style:font-style-name="Fet" style:font-family-generic="swiss" style:font-pitch="variable" fo:font-size="18pt" fo:font-weight="bold" style:font-name-asian="Microsoft YaHei" style:font-family-asian="'Microsoft YaHei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style-name="Regular" style:font-family-generic="roman" style:font-pitch="variable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erif" fo:font-family="FreeSerif" style:font-style-name="Regular" style:font-family-generic="roman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1.27cm" fo:margin-bottom="0.161cm" loext:contextual-spacing="false" fo:text-align="start" style:justify-single-word="false" fo:text-indent="-1.499cm" style:auto-text-indent="false" style:page-number="auto" fo:break-before="page">
        <style:tab-stops/>
      </style:paragraph-properties>
      <style:text-properties fo:font-size="2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.21cm" fo:margin-bottom="0.12cm" loext:contextual-spacing="false" fo:text-align="start" style:justify-single-word="false" fo:text-indent="-1.499cm" style:auto-text-indent="false" style:page-number="auto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left="0cm" fo:margin-right="0cm" fo:margin-top="0.21cm" fo:margin-bottom="0.12cm" loext:contextual-spacing="false" fo:text-align="start" style:justify-single-word="false" fo:text-indent="-1.499cm" style:auto-text-indent="false" style:page-number="auto">
        <style:tab-stops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 style:master-page-name="">
      <style:paragraph-properties fo:margin-left="0cm" fo:margin-right="0cm" fo:text-align="start" style:justify-single-word="false" fo:text-indent="-1.499cm" style:auto-text-indent="false" style:page-number="auto">
        <style:tab-stops/>
      </style:paragraph-properties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left="0cm" fo:margin-right="0cm" fo:margin-top="0.21cm" fo:margin-bottom="0.12cm" loext:contextual-spacing="false" fo:text-indent="-1.499cm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Heading_20_1_20_no_20_number" style:display-name="Heading 1 no number" style:family="paragraph" style:parent-style-name="Heading_20_1" style:next-style-name="Text_20_body" style:default-outline-level="" style:list-style-name="" style:master-page-name="">
      <loext:graphic-properties draw:fill="none" draw:fill-color="#99ccff"/>
      <style:paragraph-properties fo:margin-left="0cm" fo:margin-right="0cm" fo:text-indent="0cm" style:auto-text-indent="false" style:page-number="auto" fo:background-color="transparent">
        <style:tab-stops/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margin-top="1.27cm" fo:margin-bottom="0.161cm" loext:contextual-spacing="false" fo:text-align="start" style:justify-single-word="false" fo:text-indent="0cm" style:auto-text-indent="false" text:number-lines="false" text:line-number="0"/>
      <style:text-properties fo:font-size="2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21cm" fo:margin-bottom="0cm" loext:contextual-spacing="false" fo:text-indent="0cm" style:auto-text-indent="false">
        <style:tab-stops>
          <style:tab-stop style:position="13.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2.6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Contents_20_10" style:display-name="Contents 10" style:family="paragraph" style:parent-style-name="Index" style:class="index" style:master-page-name="">
      <style:paragraph-properties fo:margin-left="0cm" fo:margin-right="0cm" fo:margin-top="0.21cm" fo:margin-bottom="0cm" loext:contextual-spacing="false" fo:text-indent="0cm" style:auto-text-indent="false" style:page-number="auto">
        <style:tab-stops>
          <style:tab-stop style:position="9.107cm" style:type="right" style:leader-style="dotted" style:leader-text="."/>
        </style:tab-stops>
      </style:paragraph-properties>
      <style:text-properties style:font-name="FreeSerif1" fo:font-family="FreeSerif" style:font-style-name="Bold" style:font-family-generic="roman" style:font-pitch="variable" fo:font-weight="bold"/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2.1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cm" fo:margin-right="0cm" fo:text-indent="0cm" style:auto-text-indent="false">
        <style:tab-stops>
          <style:tab-stop style:position="11.6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erif" fo:font-family="FreeSerif" style:font-style-name="Regular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e" style:family="paragraph" style:parent-style-name="Text_20_body" style:class="text">
      <style:paragraph-properties fo:margin-left="1cm" fo:margin-right="1cm" fo:text-indent="0cm" style:auto-text-indent="false"/>
      <style:text-properties fo:font-size="10pt"/>
    </style:style>
    <style:style style:name="Referenses" style:family="paragraph" style:parent-style-name="Text_20_body" style:class="text" style:master-page-name="">
      <style:paragraph-properties fo:text-align="start" style:justify-single-word="false" style:page-number="auto">
        <style:tab-stops/>
      </style:paragraph-properties>
    </style:style>
    <style:style style:name="Heading_20_2_20_no_20_number" style:display-name="Heading 2 no number" style:family="paragraph" style:parent-style-name="Heading_20_1_20_no_20_number" style:master-page-name="">
      <style:paragraph-properties fo:margin-top="0cm" fo:margin-bottom="0.21cm" loext:contextual-spacing="false" style:page-number="auto" fo:break-before="auto" fo:break-after="auto"/>
      <style:text-properties fo:font-size="14pt"/>
    </style:style>
    <style:style style:name="Drawing" style:family="paragraph" style:parent-style-name="Caption" style:class="extra"/>
    <style:style style:name="Figure" style:family="paragraph" style:parent-style-name="Caption">
      <style:paragraph-properties fo:margin-top="0.212cm" fo:margin-bottom="0.212cm" loext:contextual-spacing="false"/>
      <style:text-properties fo:font-size="10pt" fo:font-style="normal" fo:font-weight="bold"/>
    </style:style>
    <style:style style:name="Table" style:family="paragraph" style:parent-style-name="Caption" style:class="extra">
      <style:text-properties fo:font-size="10pt" fo:font-style="normal" fo:font-weight="bold"/>
    </style:style>
    <style:style style:name="Fomula" style:family="paragraph" style:parent-style-name="Text_20_body" style:class="text" style:master-page-name="">
      <style:paragraph-properties fo:margin-left="1cm" fo:margin-right="0cm" fo:margin-top="0cm" fo:margin-bottom="0.21cm" loext:contextual-spacing="false" fo:text-align="start" style:justify-single-word="false" fo:text-indent="0cm" style:auto-text-indent="false" style:page-number="auto">
        <style:tab-stops>
          <style:tab-stop style:position="11.501cm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Zeichenformat" style:num-prefix="[" style:num-suffix="]" style:num-format="1">
        <style:list-level-properties text:list-level-position-and-space-mode="label-alignment">
          <style:list-level-label-alignment text:label-followed-by="listtab" text:list-tab-stop-position="1.482cm" fo:text-indent="-1.27cm" fo:margin-left="1.4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3.598cm" style:type="right"/>
        </style:tab-stops>
      </style:paragraph-properties>
      <style:text-properties officeooo:rsid="00141d4e" officeooo:paragraph-rsid="00141d4e"/>
    </style:style>
    <style:style style:name="MP2" style:family="paragraph" style:parent-style-name="Header">
      <style:paragraph-properties fo:padding="0cm" fo:border-left="none" fo:border-right="none" fo:border-top="none" fo:border-bottom="0.06pt solid #000000" style:shadow="none">
        <style:tab-stops>
          <style:tab-stop style:position="13.626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Header">
      <style:paragraph-properties>
        <style:tab-stops>
          <style:tab-stop style:position="13.598cm" style:type="right"/>
        </style:tab-stops>
      </style:paragraph-properties>
    </style:style>
    <style:style style:name="MP5" style:family="paragraph" style:parent-style-name="Header">
      <style:paragraph-properties fo:padding="0cm" fo:border-left="none" fo:border-right="none" fo:border-top="none" fo:border-bottom="0.06pt solid #000000" style:shadow="none">
        <style:tab-stops>
          <style:tab-stop style:position="13.573cm" style:type="right"/>
        </style:tab-stops>
      </style:paragraph-properties>
    </style:style>
    <style:style style:name="MT1" style:family="text">
      <style:text-properties officeooo:rsid="00141d4e"/>
    </style:style>
    <style:page-layout style:name="Mpm1">
      <style:page-layout-properties fo:page-width="21.001cm" fo:page-height="29.7cm" style:num-format="1" style:print-orientation="portrait" fo:margin-top="2cm" fo:margin-bottom="1.341cm" fo:margin-left="3.701cm" fo:margin-right="3.7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341cm" fo:margin-left="2.619cm" fo:margin-right="2.374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6cm" fo:page-height="29.693cm" style:num-format="1" style:print-orientation="portrait" fo:margin-top="2cm" fo:margin-bottom="1.341cm" fo:margin-left="3.701cm" fo:margin-right="3.70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aboration / Namn på laborationsmoment</text:p>
        <text:p text:style-name="MP2"><text:span text:style-name="MT1">Författare</text:span><text:tab/>2010-07-05</text:p>
      </style:header>
      <style:footer>
        <text:p text:style-name="MP3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Roman_20_Numbered" style:display-name="Roman Numbered" style:page-layout-name="Mpm3">
      <style:header>
        <text:p text:style-name="MP4">Title – Subtitle</text:p>
        <text:p text:style-name="MP5">Author<text:tab/>2010-07-05</text:p>
      </style:header>
      <style:footer>
        <text:p text:style-name="MP3"><text:page-number text:select-page="current">0</text:page-number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Norling</meta:initial-creator>
    <meta:creation-date>2010-05-20T13:41:35.46</meta:creation-date>
    <dc:date>2017-11-19T18:01:48.078000000</dc:date>
    <meta:editing-duration>P1DT10H7M57S</meta:editing-duration>
    <meta:editing-cycles>59</meta:editing-cycles>
    <meta:generator>LibreOffice/5.3.3.2$Windows_x86 LibreOffice_project/3d9a8b4b4e538a85e0782bd6c2d430bafe583448</meta:generator>
    <meta:printed-by>Ingrid Nordström</meta:printed-by>
    <meta:print-date>2012-01-25T16:39:39.41</meta:print-date>
    <meta:document-statistic meta:table-count="0" meta:image-count="1" meta:object-count="0" meta:page-count="6" meta:paragraph-count="36" meta:word-count="251" meta:character-count="1785" meta:non-whitespace-character-count="1566"/>
  </office:meta>
</office:document-meta>
</file>